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office:automatic-styles>
  <office:body>
    <office:text text:use-soft-page-breaks="true">
      <text:p text:style-name="P1">Yan Holtz</text:p>
      <text:p text:style-name="Normal"><text:a xlink:href="https://www.yan-holtz.com/" office:target-frame-name="_top" xlink:show="replace"><text:span text:style-name="Hyperlink">https://www.yan-holtz.com/</text:span></text:a></text:p>
      <text:p text:style-name="Normal"/>
      <text:p text:style-name="Normal">Like Services – Data Management, Data Mining, DataViz &amp; Teaching</text:p>
      <text:p text:style-name="Normal"/>
      <text:p text:style-name="Normal"/>
      <text:p text:style-name="Normal">Anubhav Gupta</text:p>
      <text:p text:style-name="Normal"><text:a xlink:href="https://binnie869.github.io/" office:target-frame-name="_top" xlink:show="replace"><text:span text:style-name="Hyperlink">https://binnie869.github.io/</text:span></text:a></text:p>
      <text:p text:style-name="Normal">Clean and Simple – like this</text:p>
      <text:p text:style-name="Normal">Get in Touch – git, linkedin and email – could have had form</text:p>
      <text:p text:style-name="Normal"/>
      <text:p text:style-name="Normal">Jessie-Raye Bauer</text:p>
      <text:p text:style-name="Normal"/>
      <text:p text:style-name="Normal"><text:a xlink:href="https://www.jessierayebauer.com/" office:target-frame-name="_top" xlink:show="replace"><text:span text:style-name="Hyperlink">https://www.jessierayebauer.com/</text:span></text:a><text:s/>- dead</text:p>
      <text:p text:style-name="Normal">Features: Jessie-Raye's portfolio is academically inclined, reflecting her background in cognitive psychology and statistics. Instead of linking to projects directly, she uses blog posts to discuss her work, which aligns well with her professional and academic experience.</text:p>
      <text:p text:style-name="Normal"/>
      <text:p text:style-name="Normal"/>
      <text:p text:style-name="Normal">Tim Hopper</text:p>
      <text:p text:style-name="Normal"><text:a xlink:href="https://tdhopper.com/https:/tdhopper.com/" office:target-frame-name="_top" xlink:show="replace"><text:span text:style-name="Hyperlink">https://tdhopper.com/https://tdhopper.com/</text:span></text:a></text:p>
      <text:p text:style-name="Normal">Jamstack – hugo</text:p>
      <text:p text:style-name="Normal">Busy</text:p>
      <text:p text:style-name="Normal">Accomplished chap</text:p>
      <text:p text:style-name="Normal">Nice search function</text:p>
      <text:p text:style-name="Normal">Dark Mode switch</text:p>
      <text:p text:style-name="Normal"/>
      <text:p text:style-name="Normal"/>
      <text:p text:style-name="Normal">Maggie Wolff</text:p>
      <text:p text:style-name="Normal"><text:a xlink:href="https://maggiewolff.github.io/" office:target-frame-name="_top" xlink:show="replace"><text:span text:style-name="Hyperlink">https://maggiewolff.github.io/</text:span></text:a></text:p>
      <text:p text:style-name="Normal">Nice Jamstack</text:p>
      <text:p text:style-name="Normal">Rs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idan Dennehy</meta:initial-creator>
    <dc:creator>Aidan Dennehy</dc:creator>
    <meta:creation-date>2024-05-27T23:38:00Z</meta:creation-date>
    <dc:date>2024-05-27T23:56:00Z</dc:date>
    <meta:template xlink:href="Normal.dotm" xlink:type="simple"/>
    <meta:editing-cycles>2</meta:editing-cycles>
    <meta:editing-duration>PT1080S</meta:editing-duration>
    <meta:document-statistic meta:page-count="2" meta:paragraph-count="1" meta:word-count="149" meta:character-count="1001" meta:row-count="7" meta:non-whitespace-character-count="853"/>
  </office:meta>
</office:document-meta>
</file>